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Foreign Government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rab-British Chamber Of Commerce</text:p>
          </table:table-cell>
          <table:table-cell office:value-type="string">
            <text:p><text:s/>Represents UK and Arab government and business elites.</text:p>
          </table:table-cell>
          <table:table-cell office:value-type="string">
            <text:p>43 Upper Grosvenor St, London, Greater London W1K 2NJ, United Kingdom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Saudi Arabia Embassy.</text:p>
          </table:table-cell>
          <table:table-cell/>
          <table:table-cell table:style-name="ce1" office:value-type="string">
            <text:p>30 Charles St City of Westminster, W1J, UK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US Embassy.</text:p>
          </table:table-cell>
          <table:table-cell/>
          <table:table-cell table:style-name="ce1" office:value-type="string">
            <text:p>24 Grosvenor Square, London W1A 2LQ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22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22:09:14</meta:creation-date>
    <dc:date>2013-05-23T22:28:45</dc:date>
    <dc:creator>samuel </dc:creator>
    <meta:editing-duration>PT00H19M31S</meta:editing-duration>
    <meta:editing-cycles>2</meta:editing-cycles>
    <meta:generator>OpenOffice.org/3.2$Unix OpenOffice.org_project/320m19$Build-9505</meta:generator>
    <meta:document-statistic meta:table-count="3" meta:cell-count="14" meta:object-count="0"/>
  </office:meta>
</office:document-meta>
</file>